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2000002B26566DCA60DE33918.png" manifest:media-type="image/png"/>
  <manifest:file-entry manifest:full-path="Pictures/10000201000004D1000002B83AF16FC34C0D6D10.png" manifest:media-type="image/png"/>
  <manifest:file-entry manifest:full-path="Pictures/10000201000004D2000002B9865FEFF2A0448E52.png" manifest:media-type="image/png"/>
  <manifest:file-entry manifest:full-path="Pictures/10000201000004D8000002B95FA00F840305C4D5.png" manifest:media-type="image/png"/>
  <manifest:file-entry manifest:full-path="Pictures/10000201000004DA000002B7EF5D2802C8879108.png" manifest:media-type="image/png"/>
  <manifest:file-entry manifest:full-path="Pictures/10000201000004D4000002B37B06609AB415A5EC.png" manifest:media-type="image/png"/>
  <manifest:file-entry manifest:full-path="Pictures/10000201000004D2000002B239C4D253B1A09763.png" manifest:media-type="image/png"/>
  <manifest:file-entry manifest:full-path="Pictures/10000201000004D2000002B15D991635A3E3E8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5cm" svg:x="-0.001cm" svg:y="0cm">
          <draw:image xlink:href="Pictures/10000201000004D2000002B15D991635A3E3E8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7.999cm" svg:height="15.75cm" svg:x="0.001cm" svg:y="0cm">
          <draw:image xlink:href="Pictures/10000201000004D2000002B239C4D253B1A097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3" draw:layer="layout" svg:width="27.999cm" svg:height="15.667cm" svg:x="0.001cm" svg:y="0.083cm">
          <draw:image xlink:href="Pictures/10000201000004DA000002B7EF5D2802C88791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27.999cm" svg:height="15.737cm" svg:x="0.001cm" svg:y="0.013cm">
          <draw:image xlink:href="Pictures/10000201000004D8000002B95FA00F840305C4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3" draw:layer="layout" svg:width="27.884cm" svg:height="15.749cm" svg:x="0.057cm" svg:y="-0.014cm">
          <draw:image xlink:href="Pictures/10000201000004D2000002B9865FEFF2A0448E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3" draw:layer="layout" svg:width="27.9cm" svg:height="15.749cm" svg:x="0.049cm" svg:y="-0.014cm">
          <draw:image xlink:href="Pictures/10000201000004D1000002B83AF16FC34C0D6D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3" draw:layer="layout" svg:width="27.999cm" svg:height="15.654cm" svg:x="-0.001cm" svg:y="0.034cm">
          <draw:image xlink:href="Pictures/10000201000004D2000002B26566DCA60DE339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27.999cm" svg:height="15.75cm" svg:x="0.001cm" svg:y="0cm">
          <draw:image xlink:href="Pictures/10000201000004D4000002B37B06609AB415A5E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 presentation:placeholder="true">
          <draw:text-box/>
        </draw:frame>
        <draw:frame presentation:style-name="pr3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8:08:10.090144283</meta:creation-date>
    <dc:date>2021-04-06T23:07:59.903218798</dc:date>
    <meta:editing-duration>PT4H29M3S</meta:editing-duration>
    <meta:editing-cycles>9</meta:editing-cycles>
    <meta:generator>LibreOffice/6.4.6.2$Linux_X86_64 LibreOffice_project/40$Build-2</meta:generator>
    <meta:document-statistic meta:object-count="121"/>
  </office:meta>
</office:document-meta>
</file>